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break-before="page"/>
    </style:style>
    <style:style style:name="P3" style:family="paragraph" style:parent-style-name="Heading_20_1">
      <style:paragraph-properties fo:margin-top="0cm" fo:margin-bottom="0cm"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 text:is-list-header="true"><text:span text:style-name="Strong_20_Emphasis">Tipos e Domínios </text:span></text:h>
      <text:p text:style-name="P1">A criação de novos tipos e domínios reforçam e muito a robustez dos bancos de dados. Podemos criar um tipo que seja mais adequado para nosso campo e depois, criar um domínio em cima desse tipo para queseja reforçada a restrição, usando-se constraints como CHECK, NOT NULL, UNIQUE e outras. Veja exemplos. </text:p>
      <text:p text:style-name="P1"> </text:p>
      <text:p text:style-name="P1"><text:span text:style-name="Strong_20_Emphasis">Tipos </text:span></text:p>
      <text:p text:style-name="P1">create type t_humor as enum(<text:line-break/>'triste','normal','alegre'<text:line-break/>); </text:p>
      <text:p text:style-name="P1">create table humores(chave int, humor t_humor); </text:p>
      <text:p text:style-name="P1">insert into tipos values(1, 'alegre'); </text:p>
      <text:p text:style-name="Text_20_body"/>
      <text:p text:style-name="P1">create type t_sexo as enum(<text:line-break/>'masculino','feminino'<text:line-break/>); </text:p>
      <text:p text:style-name="P1">create table sexos(chave int, sexo t_sexo); </text:p>
      <text:p text:style-name="P1">insert into sexos values(1, lower('Masculino')::tsexo); </text:p>
      <text:p text:style-name="P1">select * from sexos; </text:p>
      <text:p text:style-name="P1">select chave, initcap(sexo::text) from sexos; </text:p>
      <text:p text:style-name="Text_20_body"/>
      <text:p text:style-name="P1"/>
      <text:p text:style-name="P2"><text:span text:style-name="Strong_20_Emphasis">Domínios </text:span></text:p>
      <text:p text:style-name="P1">CREATE DOMAIN dom_cep AS text<text:line-break/>CONSTRAINT chk_cep CHECK (VALUE ~ '^\\d{8}$') NOT NULL; </text:p>
      <text:p text:style-name="P1">-- Um domínio pode ser usado como tipo, com vantagem de ampliar as restrições </text:p>
      <text:p text:style-name="P1">-- Veja este: numérico, tamanho 8 </text:p>
      <text:p text:style-name="P1">CREATE FUNCTION formata_cep(cep dom_cep) RETURNS TEXT AS $$ </text:p>
      <text:p text:style-name="P1">BEGIN </text:p>
      <text:p text:style-name="P1">RETURN substr(cep,1,5) || '-' || substr(cep,6,3); </text:p>
      <text:p text:style-name="P1">END; </text:p>
      <text:p text:style-name="P1">$$ LANGUAGE plpgsql; </text:p>
      <text:p text:style-name="P1"/>
      <text:p text:style-name="P1">CREATE TABLE tbl_cep (cep dom_cep); </text:p>
      <text:p text:style-name="P1">insert into tbl_cep values ('60430440'); </text:p>
      <text:p text:style-name="P1">insert into tbl_cep values (60430440); </text:p>
      <text:p text:style-name="P1">insert into tbl_cep values ('123mjhyu'); </text:p>
      <text:p text:style-name="P1">insert into tbl_cep values ('123456789'); </text:p>
      <text:p text:style-name="P1"/>
      <text:p text:style-name="P1">SELECT formata_cep(CAST('60420440' AS dom_cep)); -- retorna 60420-440 </text:p>
      <text:p text:style-name="P1"/>
      <text:p text:style-name="P1">SELECT formata_cep('60420440'); </text:p>
      <text:p text:style-name="P1"/>
      <text:p text:style-name="P1">CREATE DOMAIN dom_cep_nn AS text </text:p>
      <text:p text:style-name="P1">CONSTRAINT chk_cep CHECK (VALUE ~ '^\\d{8}$') NOT NULL; </text:p>
      <text:p text:style-name="P1"/>
      <text:p text:style-name="P1"><text:span text:style-name="Strong_20_Emphasis">Exemplo na versão 8.0: </text:span></text:p>
      <text:p text:style-name="P1">create type sexo as<text:line-break/>(<text:line-break/>m text,f text<text:line-break/>); </text:p>
      <text:p text:style-name="P1"/>
      <text:p text:style-name="P1">CREATE DOMAIN dsexo AS text<text:line-break/>CONSTRAINT chk_sexo CHECK (VALUE = 'feminino' OR VALUE = 'masculino'); </text:p>
      <text:p text:style-name="P1">create table tab_sexo(s dsexo, sx sexo); </text:p>
      <text:p text:style-name="P1">insert into tab_sexo values('feminino', ('d','g')); </text:p>
      <text:p text:style-name="P1">insert into tab_sexo values('feminino', ('d',8)); </text:p>
      <text:p text:style-name="P1">insert into tab_sexo values('masculino', ('d',8)); </text:p>
      <text:p text:style-name="P1">insert into tab_sexo values('dará erro', ('d',8));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meta:creation-date>2009-02-02T18:28:44</meta:creation-date>
    <dc:date>2009-02-02T18:28:53</dc:date>
    <meta:editing-cycles>1</meta:editing-cycles>
    <meta:editing-duration>PT10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2" meta:paragraph-count="38" meta:word-count="298" meta:character-count="1841"/>
  </office:meta>
</office:document-meta>
</file>